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f848" officeooo:paragraph-rsid="001af848" style:font-weight-asian="bold" style:font-weight-complex="bold"/>
    </style:style>
    <style:style style:name="P2" style:family="paragraph" style:parent-style-name="Standard">
      <style:text-properties fo:font-weight="bold" officeooo:rsid="001b1b95" officeooo:paragraph-rsid="001b1b9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af848" officeooo:paragraph-rsid="001af848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b1b95" officeooo:paragraph-rsid="001b1b95"/>
    </style:style>
    <style:style style:name="P5" style:family="paragraph" style:parent-style-name="Standard">
      <style:text-properties officeooo:rsid="001b1b95" officeooo:paragraph-rsid="001c6451"/>
    </style:style>
    <style:style style:name="P6" style:family="paragraph" style:parent-style-name="Standard">
      <style:text-properties fo:font-weight="bold" officeooo:rsid="001e13ed" officeooo:paragraph-rsid="001e13e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figuration routeurs running config</text:p>
      <text:p text:style-name="Standard"/>
      <text:p text:style-name="P1">ROUTEUR-5 :</text:p>
      <text:p text:style-name="Standard">Current configuration : 996 bytes</text:p>
      <text:p text:style-name="Standard">!</text:p>
      <text:p text:style-name="Standard">version 12.4</text:p>
      <text:p text:style-name="Standard">service timestamps debug datetime msec</text:p>
      <text:p text:style-name="Standard">service timestamps log datetime msec</text:p>
      <text:p text:style-name="Standard">no service password-encryption</text:p>
      <text:p text:style-name="Standard"/>
      <text:p text:style-name="Standard">hostname Routeur5</text:p>
      <text:p text:style-name="Standard"/>
      <text:p text:style-name="Standard">boot-start-marker</text:p>
      <text:p text:style-name="Standard">boot-end-marker</text:p>
      <text:p text:style-name="Standard"/>
      <text:p text:style-name="Standard">no aaa new-model</text:p>
      <text:p text:style-name="Standard">!</text:p>
      <text:p text:style-name="Standard">resource policy</text:p>
      <text:p text:style-name="Standard">!</text:p>
      <text:p text:style-name="Standard">memory-size iomem 20</text:p>
      <text:p text:style-name="Standard">mmi polling-interval 60</text:p>
      <text:p text:style-name="Standard">no mmi auto-configure</text:p>
      <text:p text:style-name="Standard">no mmi pvc</text:p>
      <text:p text:style-name="Standard">mmi snmp-timeout 180</text:p>
      <text:p text:style-name="Standard">ip subnet-zero</text:p>
      <text:p text:style-name="Standard">ip cef <text:s text:c="3"/></text:p>
      <text:p text:style-name="Standard">!</text:p>
      <text:p text:style-name="Standard">!</text:p>
      <text:p text:style-name="Standard">no ip dhcp use vrf connected</text:p>
      <text:p text:style-name="Standard">!</text:p>
      <text:p text:style-name="Standard">ip dhcp pool Acces_Autorise</text:p>
      <text:p text:style-name="Standard"><text:s text:c="3"/>network 172.16.0.0 255.255.255.0</text:p>
      <text:p text:style-name="Standard"><text:s text:c="3"/>dns-server 8.8.8.8 </text:p>
      <text:p text:style-name="Standard"><text:s text:c="3"/>default-router 172.16.0.1 </text:p>
      <text:p text:style-name="Standard">!</text:p>
      <text:p text:style-name="Standard">interface FastEthernet0/0</text:p>
      <text:p text:style-name="Standard"><text:s/>ip address 172.16.0.1 255.255.255.0</text:p>
      <text:p text:style-name="Standard"><text:s/>duplex auto</text:p>
      <text:p text:style-name="Standard"><text:s/>speed auto</text:p>
      <text:p text:style-name="Standard">!</text:p>
      <text:p text:style-name="Standard">interface FastEthernet0/1</text:p>
      <text:p text:style-name="Standard"><text:s/>no ip address</text:p>
      <text:p text:style-name="Standard"><text:s/>shutdown</text:p>
      <text:p text:style-name="Standard"><text:s/>duplex auto</text:p>
      <text:p text:style-name="Standard"><text:s/>speed auto</text:p>
      <text:p text:style-name="Standard">!</text:p>
      <text:p text:style-name="Standard">interface Serial0/1/0</text:p>
      <text:p text:style-name="Standard"><text:s/>ip address 13.0.0.1 255.255.255.252</text:p>
      <text:p text:style-name="Standard"><text:s/>no fair-queue</text:p>
      <text:p text:style-name="Standard"><text:s/>clockrate 56000</text:p>
      <text:p text:style-name="Standard">!</text:p>
      <text:p text:style-name="Standard">interface Serial0/1/1</text:p>
      <text:p text:style-name="Standard"><text:soft-page-break/><text:s/>ip address 12.0.0.2 255.255.255.252</text:p>
      <text:p text:style-name="Standard"/>
      <text:p text:style-name="Standard">router rip</text:p>
      <text:p text:style-name="Standard"><text:s/>network 12.0.0.0</text:p>
      <text:p text:style-name="Standard"><text:s/>network 13.0.0.0</text:p>
      <text:p text:style-name="Standard"><text:s/>network 172.16.0.0</text:p>
      <text:p text:style-name="Standard"/>
      <text:p text:style-name="Standard">end</text:p>
      <text:p text:style-name="Standard"/>
      <text:p text:style-name="P2">ROUTER – 6 : </text:p>
      <text:p text:style-name="P4"/>
      <text:p text:style-name="P5">Current configuration : 837 bytes</text:p>
      <text:p text:style-name="P5">!</text:p>
      <text:p text:style-name="P5">version 12.4</text:p>
      <text:p text:style-name="P5">service timestamps debug datetime msec</text:p>
      <text:p text:style-name="P5">service timestamps log datetime msec</text:p>
      <text:p text:style-name="P5">no service password-encryption</text:p>
      <text:p text:style-name="P5">!</text:p>
      <text:p text:style-name="P5">hostname Routeur6</text:p>
      <text:p text:style-name="P5">!</text:p>
      <text:p text:style-name="P5">boot-start-marker</text:p>
      <text:p text:style-name="P5">boot-end-marker</text:p>
      <text:p text:style-name="P5">!</text:p>
      <text:p text:style-name="P5">!</text:p>
      <text:p text:style-name="P5">no aaa new-model</text:p>
      <text:p text:style-name="P5">!</text:p>
      <text:p text:style-name="P5">resource policy</text:p>
      <text:p text:style-name="P5">!</text:p>
      <text:p text:style-name="P5">mmi polling-interval 60</text:p>
      <text:p text:style-name="P5">no mmi auto-configure</text:p>
      <text:p text:style-name="P5">no mmi pvc</text:p>
      <text:p text:style-name="P5">mmi snmp-timeout 180</text:p>
      <text:p text:style-name="P5">ip subnet-zero</text:p>
      <text:p text:style-name="P5">ip cef <text:s text:c="3"/></text:p>
      <text:p text:style-name="P5">! <text:s text:c="8"/></text:p>
      <text:p text:style-name="P5">! <text:s text:c="8"/></text:p>
      <text:p text:style-name="P5">no ip dhcp use vrf connected</text:p>
      <text:p text:style-name="P5">! <text:s text:c="8"/></text:p>
      <text:p text:style-name="P5">!</text:p>
      <text:p text:style-name="P5">!</text:p>
      <text:p text:style-name="P5">!</text:p>
      <text:p text:style-name="P5">!</text:p>
      <text:p text:style-name="P5">!</text:p>
      <text:p text:style-name="P5">interface FastEthernet0/0</text:p>
      <text:p text:style-name="P5"><text:s/>ip address 10.3.2.2 255.255.254.0</text:p>
      <text:p text:style-name="P5"><text:s/>duplex auto</text:p>
      <text:p text:style-name="P5"><text:s/>speed auto</text:p>
      <text:p text:style-name="P5">!</text:p>
      <text:p text:style-name="P5">interface FastEthernet0/1</text:p>
      <text:p text:style-name="P5"><text:s/>no ip address</text:p>
      <text:p text:style-name="P5"><text:s/>shutdown</text:p>
      <text:p text:style-name="P5"><text:s/>duplex auto</text:p>
      <text:p text:style-name="P5"><text:soft-page-break/><text:s/>speed auto</text:p>
      <text:p text:style-name="P5">!</text:p>
      <text:p text:style-name="P5">interface Serial0/1/0</text:p>
      <text:p text:style-name="P5"><text:s/>ip address 12.0.0.1 255.255.255.252</text:p>
      <text:p text:style-name="P5"><text:s/>clockrate 56000</text:p>
      <text:p text:style-name="P5">!</text:p>
      <text:p text:style-name="P5">interface Serial0/1/1</text:p>
      <text:p text:style-name="P5"><text:s/>ip address 14.0.0.2 255.255.255.252</text:p>
      <text:p text:style-name="P5">! <text:s text:c="8"/></text:p>
      <text:p text:style-name="P5">router rip</text:p>
      <text:p text:style-name="P5"><text:s/>network 10.0.0.0</text:p>
      <text:p text:style-name="P5"><text:s/>network 12.0.0.0</text:p>
      <text:p text:style-name="P5"><text:s/>network 14.0.0.0</text:p>
      <text:p text:style-name="P5">!</text:p>
      <text:p text:style-name="P5">ip classless</text:p>
      <text:p text:style-name="P5">!</text:p>
      <text:p text:style-name="P5">ip http server</text:p>
      <text:p text:style-name="P5">!</text:p>
      <text:p text:style-name="P5">!</text:p>
      <text:p text:style-name="P5">control-plane</text:p>
      <text:p text:style-name="P5">!</text:p>
      <text:p text:style-name="P5">!</text:p>
      <text:p text:style-name="P5">line con 0</text:p>
      <text:p text:style-name="P5">line aux 0</text:p>
      <text:p text:style-name="P5">line vty 0 4</text:p>
      <text:p text:style-name="P5"><text:s/>login</text:p>
      <text:p text:style-name="P5">!</text:p>
      <text:p text:style-name="P5">end</text:p>
      <text:p text:style-name="P5"/>
      <text:p text:style-name="P6">ROUTEUR-4 : </text:p>
      <text:p text:style-name="P6"/>
      <text:p text:style-name="P6">Building configuration...</text:p>
      <text:p text:style-name="P6"/>
      <text:p text:style-name="P6">Current configuration : 973 bytes</text:p>
      <text:p text:style-name="P6">!</text:p>
      <text:p text:style-name="P6">version 12.4</text:p>
      <text:p text:style-name="P6">service timestamps debug datetime msec</text:p>
      <text:p text:style-name="P6">service timestamps log datetime msec</text:p>
      <text:p text:style-name="P6">no service password-encryption</text:p>
      <text:p text:style-name="P6">!</text:p>
      <text:p text:style-name="P6">hostname Routeur4</text:p>
      <text:p text:style-name="P6">!</text:p>
      <text:p text:style-name="P6">boot-start-marker</text:p>
      <text:p text:style-name="P6">boot-end-marker</text:p>
      <text:p text:style-name="P6">!</text:p>
      <text:p text:style-name="P6">!</text:p>
      <text:p text:style-name="P6">no aaa new-model</text:p>
      <text:p text:style-name="P6">!</text:p>
      <text:p text:style-name="P6">resource policy</text:p>
      <text:p text:style-name="P6">!</text:p>
      <text:p text:style-name="P6">mmi polling-interval 60</text:p>
      <text:p text:style-name="P6">no mmi auto-configure</text:p>
      <text:p text:style-name="P6"><text:soft-page-break/>no mmi pvc</text:p>
      <text:p text:style-name="P6">mmi snmp-timeout 180</text:p>
      <text:p text:style-name="P6">ip subnet-zero</text:p>
      <text:p text:style-name="P6">ip cef <text:s text:c="3"/></text:p>
      <text:p text:style-name="P6">!</text:p>
      <text:p text:style-name="P6">!</text:p>
      <text:p text:style-name="P6">no ip dhcp use vrf connected</text:p>
      <text:p text:style-name="P6">!</text:p>
      <text:p text:style-name="P6">ip dhcp pool ACCES_REFUSE</text:p>
      <text:p text:style-name="P6"><text:s text:c="3"/>network 172.31.0.0 255.255.255.0</text:p>
      <text:p text:style-name="P6"><text:s text:c="3"/>dns-server 8.8.8.8 </text:p>
      <text:p text:style-name="P6"><text:s text:c="3"/>default-router 172.31.0.1 </text:p>
      <text:p text:style-name="P6">!</text:p>
      <text:p text:style-name="P6">!</text:p>
      <text:p text:style-name="P6">!</text:p>
      <text:p text:style-name="P6">!</text:p>
      <text:p text:style-name="P6">!</text:p>
      <text:p text:style-name="P6">!</text:p>
      <text:p text:style-name="P6">interface FastEthernet0/0</text:p>
      <text:p text:style-name="P6"><text:s/>ip address 172.31.0.1 255.255.255.0</text:p>
      <text:p text:style-name="P6"><text:s/>duplex auto</text:p>
      <text:p text:style-name="P6"><text:s/>speed auto</text:p>
      <text:p text:style-name="P6">!</text:p>
      <text:p text:style-name="P6">interface FastEthernet0/1</text:p>
      <text:p text:style-name="P6"><text:s/>no ip address</text:p>
      <text:p text:style-name="P6"><text:s/>shutdown</text:p>
      <text:p text:style-name="P6"><text:s/>duplex auto</text:p>
      <text:p text:style-name="P6"><text:s/>speed auto</text:p>
      <text:p text:style-name="P6">!</text:p>
      <text:p text:style-name="P6">interface Serial0/1/0</text:p>
      <text:p text:style-name="P6"><text:s/>ip address 14.0.0.1 255.255.255.252</text:p>
      <text:p text:style-name="P6"><text:s/>no fair-queue</text:p>
      <text:p text:style-name="P6"><text:s/>clockrate 56000</text:p>
      <text:p text:style-name="P6">!</text:p>
      <text:p text:style-name="P6">interface Serial0/1/1</text:p>
      <text:p text:style-name="P6"><text:s/>ip address 13.0.0.2 255.255.255.252</text:p>
      <text:p text:style-name="P6">!</text:p>
      <text:p text:style-name="P6">router rip</text:p>
      <text:p text:style-name="P6"><text:s/>network 13.0.0.0</text:p>
      <text:p text:style-name="P6"><text:s/>network 14.0.0.0</text:p>
      <text:p text:style-name="P6"><text:s/>network 172.31.0.0</text:p>
      <text:p text:style-name="P6">!</text:p>
      <text:p text:style-name="P6">ip classless</text:p>
      <text:p text:style-name="P6">!</text:p>
      <text:p text:style-name="P6">ip http server</text:p>
      <text:p text:style-name="P6">!</text:p>
      <text:p text:style-name="P6">!</text:p>
      <text:p text:style-name="P6">control-plane</text:p>
      <text:p text:style-name="P6">!</text:p>
      <text:p text:style-name="P6">! <text:s text:c="8"/></text:p>
      <text:p text:style-name="P6">line con 0</text:p>
      <text:p text:style-name="P6">line aux 0</text:p>
      <text:p text:style-name="P6"><text:soft-page-break/>line vty 0 4</text:p>
      <text:p text:style-name="P6"><text:s/>login</text:p>
      <text:p text:style-name="P6">!</text:p>
      <text:p text:style-name="P6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7:10:56.774337969</meta:creation-date>
    <dc:date>2019-03-20T10:10:33.209888382</dc:date>
    <meta:editing-duration>PT13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" meta:paragraph-count="201" meta:word-count="421" meta:character-count="2746" meta:non-whitespace-character-count="2401"/>
  </office:meta>
</office:document-meta>
</file>